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fo:color="#000000" style:language-asian="es" style:country-asian="ES"/>
    </style:style>
    <style:style style:name="P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8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11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4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7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19" style:parent-style-name="Standard" style:list-style-name="WW8Num1" style:family="paragraph">
      <style:paragraph-properties style:text-autospace="none" fo:text-align="justify" fo:margin-top="0.1944in" fo:margin-bottom="0.1944in"/>
      <style:text-properties style:font-name="Arial" style:font-name-complex="Arial" fo:color="#000000" style:language-asian="es" style:country-asian="ES"/>
    </style:style>
    <style:style style:name="P2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21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2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4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2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2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2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28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2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3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3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3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35" style:parent-style-name="Standard" style:list-style-name="WW8Num1" style:family="paragraph">
      <style:paragraph-properties style:text-autospace="none" fo:text-align="justify" fo:margin-top="0.1944in" fo:margin-bottom="0.1944in"/>
      <style:text-properties style:font-name="Arial" style:font-name-complex="Arial" fo:color="#000000" style:language-asian="es" style:country-asian="ES"/>
    </style:style>
    <style:style style:name="P3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  <style:style style:name="P37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38" style:parent-style-name="Standard" style:list-style-name="WW8Num1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9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40" style:parent-style-name="Standard" style:family="paragraph">
      <style:paragraph-properties style:text-autospace="none" fo:text-align="justify" fo:margin-left="0.25in">
        <style:tab-stops/>
      </style:paragraph-properties>
    </style:style>
    <style:style style:name="T41" style:parent-style-name="Fuentedepárrafopredeter." style:family="text">
      <style:text-properties style:font-name="Arial" style:font-name-complex="Arial" fo:font-weight="bold" style:font-weight-asian="bold" fo:font-style="italic" style:font-style-asian="italic" fo:color="#FF0000" style:language-asian="es" style:country-asian="ES"/>
    </style:style>
  </office:automatic-styles>
  <office:body>
    <office:text text:use-soft-page-breaks="true">
      <text:p text:style-name="P1">ENUNCIADO GRUPO DE INVESTIGACIÓN</text:p>
      <text:p text:style-name="P2"/>
      <text:p text:style-name="P3">Obtener las sentencias SQL necesarias para satisfacer las siguientes consultas:</text:p>
      <text:p text:style-name="P4"/>
      <text:list text:style-name="WW8Num1">
        <text:list-item text:start-value="1">
          <text:p text:style-name="P5">Nombre de los investigadores de Madrid cuyas iniciales son “J. H.”.</text:p>
        </text:list-item>
      </text:list>
      <text:p text:style-name="P6">select nombre from investigador where nombre like 'J% H%' and CIUDAD='MADRID';</text:p>
      <text:p text:style-name="P7"/>
      <text:list text:style-name="WW8Num1" text:continue-numbering="true">
        <text:list-item>
          <text:p text:style-name="P8">Obtener nombre y fecha de inicio de los proyectos ordenados por fecha de inicio.</text:p>
        </text:list-item>
      </text:list>
      <text:p text:style-name="P9">select nombre, fecha_inicio from proyecto order by fecha_inicio asc; <text:s text:c="10"/></text:p>
      <text:p text:style-name="P10"/>
      <text:list text:style-name="WW8Num1" text:continue-numbering="true">
        <text:list-item>
          <text:p text:style-name="P11">Presupuesto medio de los proyectos asignados a investigadores de Madrid.</text:p>
        </text:list-item>
      </text:list>
      <text:p text:style-name="P12">select avg(presupuesto) from proyecto where codigo_proyecto IN (select DISTINCT (codigo_proyecto) from asignado_a where DNI_investigador IN (select dni_investigador from investigador where ciudad='MADRID'));</text:p>
      <text:p text:style-name="P13"/>
      <text:list text:style-name="WW8Num1" text:continue-numbering="true">
        <text:list-item>
          <text:p text:style-name="P14">Datos de los investigadores ordenados ascendentemente por ciudad y descendentemente por nombre.</text:p>
        </text:list-item>
      </text:list>
      <text:p text:style-name="P15">select * from investigador <text:s/>order by ciudad asc, NOMBRE desc;</text:p>
      <text:p text:style-name="P16"/>
      <text:list text:style-name="WW8Num1" text:continue-numbering="true">
        <text:list-item>
          <text:p text:style-name="P17">Nombre de los proyectos en los que trabaja algún investigador de Soria.</text:p>
        </text:list-item>
      </text:list>
      <text:p text:style-name="P18">select nombre<text:s/>from proyecto where CODIGO_PROYECTO IN (select distinct codigo_proyecto from ASIGNADO_A where DNI_INVESTIGADOR IN (select dni_investigador from INVESTIGADOR where ciudad='SORIA'));</text:p>
      <text:list text:style-name="WW8Num1" text:continue-numbering="true">
        <text:list-item>
          <text:p text:style-name="P19">Nombre y teléfono de los investigadores principales que trabajen en proyectos cuyo presupuesto sea inferior a 5000 EUR.</text:p>
        </text:list-item>
      </text:list>
      <text:p text:style-name="P20">select nombre, telefono from investigador where DNI_INVESTIGADOR IN(select dni_investigador from asignado_a where tipo_participacion='PRINCIPAL' and codigo_proyecto IN(select codigo_proyecto from proyecto where<text:s/>presupuesto &lt;5000)); <text:s text:c="8"/></text:p>
      <text:list text:style-name="WW8Num1" text:continue-numbering="true">
        <text:list-item>
          <text:p text:style-name="P21">Nombre de los proyectos que hayan comenzado este año y que pertenezcan al plan, cuyo código sea “PEUR”.</text:p>
        </text:list-item>
      </text:list>
      <text:p text:style-name="P22"/>
      <text:p text:style-name="P23"/>
      <text:list text:style-name="WW8Num1" text:continue-numbering="true">
        <text:list-item>
          <text:p text:style-name="P24">Nombre de los investigadores principales de los proyectos cuya entidad financiadora sea la “CICYT”.</text:p>
        </text:list-item>
      </text:list>
      <text:p text:style-name="P25">select nombre from investigador where dni_investigador IN (select dni_investigador from asignado_a where Tipo_participacion = 'PRINCIPAL' and codigo_proyecto IN (select codigo_proyecto from proyecto where Codigo_plan IN (select codigo_plan from plan where entidad_financiadora = 'CICYT')));</text:p>
      <text:p text:style-name="P26"><text:s text:c="11"/></text:p>
      <text:p text:style-name="P27"/>
      <text:list text:style-name="WW8Num1" text:continue-numbering="true">
        <text:list-item>
          <text:p text:style-name="P28">Nombre de los planes a los que pertenecen los proyectos con un presupuesto superior a 10000 EUR pero que cuyo investigador principal no sea ni de Madrid ni de Barcelona.</text:p>
        </text:list-item>
      </text:list>
      <text:p text:style-name="P29">select nombre from plan where codigo_plan IN (select codigo_plan from proyecto where presupuesto&gt;10000 and codigo_proyecto IN (select codigo_proyecto from asignado_a where tipo_participacion ='PRINCIPAL' and dni_investigador IN (select dni_investigador from investigador where ciudad &lt;&gt; 'MADRID' and ciudad &lt;&gt; 'BARCELONA')));</text:p>
      <text:p text:style-name="P30"/>
      <text:p text:style-name="P31"/>
      <text:p text:style-name="P32"/>
      <text:list text:style-name="WW8Num1" text:continue-numbering="true">
        <text:list-item>
          <text:p text:style-name="P33">Obtener el nombre de los investigadores que participan en proyectos que tienen un presupuesto superior o igual al proyecto con nombre "FOLRE".</text:p>
        </text:list-item>
      </text:list>
      <text:p text:style-name="P34">select nombre from investigador where dni_investigador IN (select dni_investigador from asignado_a where CODIGO_PROYECTO IN (select codigo_proyecto from proyecto where presupuesto &gt;=(select presupuesto from proyecto where nombre = 'FOLRE')));</text:p>
      <text:list text:style-name="WW8Num1" text:continue-numbering="true">
        <text:list-item>
          <text:p text:style-name="P35">Obtener el nombre de los investigadores que nunca han sido investigadores principales de ningún proyecto.</text:p>
        </text:list-item>
      </text:list>
      <text:p text:style-name="P36">select nombre from investigador where dni_investigador NOT IN (select dni_investigador from asignado_a where tipo_participacion like 'PRINCIPAL');</text:p>
      <text:p text:style-name="P37"/>
      <text:list text:style-name="WW8Num1" text:continue-numbering="true">
        <text:list-item>
          <text:p text:style-name="P38">Obtener el nombre de todos los proyectos del plan "SOCRATES" que tengan algún investigador de<text:s/>Madrid que haya comenzado a trabajar en el proyecto el mismo día que el comienzo del proyecto.</text:p>
        </text:list-item>
      </text:list>
      <text:p text:style-name="P39"/>
      <text:p text:style-name="P40"><text:span text:style-name="T41">select nombre from proyecto where codigo_plan like 'SOCRATES' and codigo_proyecto IN (select codigo_proyecto from asignado_a where fecha_inicio=proyecto.fecha_inicio and dni_investigador IN (select dni_investigador from investigador where ciudad = 'MADRID')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Arial" style:font-name-complex="Arial" style:language-asian="es" style:country-asian="E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_CharLFO1LVL1" style:family="text">
      <style:text-properties style:font-name="Arial" style:font-name-complex="Arial" style:language-asian="es" style:country-asian="ES"/>
    </style:style>
    <text:list-style style:name="WW8Num1" style:display-name="WW8Num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rian</meta:initial-creator>
    <dc:creator>Adrian</dc:creator>
    <meta:creation-date>2019-01-11T15:59:00Z</meta:creation-date>
    <dc:date>2020-01-31T17:16:00Z</dc:date>
    <meta:template xlink:href="Normal.dotm" xlink:type="simple"/>
    <meta:editing-cycles>2</meta:editing-cycles>
    <meta:editing-duration>PT6480S</meta:editing-duration>
    <meta:document-statistic meta:page-count="2" meta:paragraph-count="7" meta:word-count="552" meta:character-count="3586" meta:row-count="25" meta:non-whitespace-character-count="3041"/>
  </office:meta>
</office:document-meta>
</file>